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f751" officeooo:paragraph-rsid="0018f751"/>
    </style:style>
    <style:style style:name="P2" style:family="paragraph" style:parent-style-name="Standard">
      <style:paragraph-properties fo:text-align="start" style:justify-single-word="false"/>
      <style:text-properties officeooo:rsid="0018f751" officeooo:paragraph-rsid="0018f751"/>
    </style:style>
    <style:style style:name="P3" style:family="paragraph" style:parent-style-name="Standard">
      <style:paragraph-properties fo:text-align="start" style:justify-single-word="false"/>
      <style:text-properties officeooo:rsid="001e6e0d" officeooo:paragraph-rsid="001e6e0d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e6e0d" officeooo:paragraph-rsid="001e6e0d"/>
    </style:style>
    <style:style style:name="P5" style:family="paragraph" style:parent-style-name="Standard">
      <style:paragraph-properties fo:text-align="start" style:justify-single-word="false"/>
      <style:text-properties officeooo:rsid="00231014" officeooo:paragraph-rsid="00231014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24ab43" officeooo:paragraph-rsid="0024ab43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63f11" officeooo:paragraph-rsid="00263f11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2807e5" officeooo:paragraph-rsid="002807e5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282142" officeooo:paragraph-rsid="00282142"/>
    </style:style>
    <style:style style:name="P10" style:family="paragraph" style:parent-style-name="Standard">
      <style:paragraph-properties fo:text-align="start" style:justify-single-word="false"/>
      <style:text-properties officeooo:rsid="00282142" officeooo:paragraph-rsid="00282142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282142" officeooo:paragraph-rsid="0028214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2a0577" officeooo:paragraph-rsid="002a0577"/>
    </style:style>
    <style:style style:name="T1" style:family="text">
      <style:text-properties officeooo:rsid="0018f7e1"/>
    </style:style>
    <style:style style:name="T2" style:family="text">
      <style:text-properties officeooo:rsid="001fb974"/>
    </style:style>
    <style:style style:name="T3" style:family="text">
      <style:text-properties officeooo:rsid="00215824"/>
    </style:style>
    <style:style style:name="T4" style:family="text">
      <style:text-properties officeooo:rsid="0024ab43"/>
    </style:style>
    <style:style style:name="T5" style:family="text">
      <style:text-properties officeooo:rsid="0027feed"/>
    </style:style>
    <style:style style:name="T6" style:family="text">
      <style:text-properties officeooo:rsid="002afd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</text:span>GEM-TPC Project: <text:span text:style-name="T1">The Big Picture</text:span></text:p>
      <text:p text:style-name="P1">Dennis Feng</text:p>
      <text:p text:style-name="P2"/>
      <text:p text:style-name="P3">TPC and Hardware </text:p>
      <text:list xml:id="list8866893761250301767" text:style-name="L2">
        <text:list-item>
          <text:p text:style-name="P4">General idea on how TPC and pixel chip collects data</text:p>
        </text:list-item>
        <text:list-item>
          <text:p text:style-name="P4">pixel chip connects to USBPix, and t<text:span text:style-name="T2">hen</text:span> <text:span text:style-name="T2">to </text:span>computer vi<text:span text:style-name="T2">a</text:span> <text:span text:style-name="T3">the DAQ software called </text:span>PyBAR</text:p>
        </text:list-item>
      </text:list>
      <text:p text:style-name="P3"/>
      <text:p text:style-name="P5">DAQ with Pybar; <text:span text:style-name="T4">Data analysis with homemade scripts</text:span></text:p>
      <text:list xml:id="list6370587646153910386" text:style-name="L3">
        <text:list-item>
          <text:p text:style-name="P6">Main pybar folder: /home/pixel/pybar/pybar_github/pybar</text:p>
        </text:list-item>
        <text:list-item>
          <text:p text:style-name="P7">In the main pybar folder, the 3 folders you will use most often are scans, module_1, homemade_scripts</text:p>
          <text:list>
            <text:list-item>
              <text:p text:style-name="P7">scans: all the PyBAR scripts for tuning and scanning</text:p>
            </text:list-item>
            <text:list-item>
              <text:p text:style-name="P7">module_1: all the data that gets outputted from the tunes and scans</text:p>
            </text:list-item>
            <text:list-item>
              <text:p text:style-name="P7">homemade_scripts: <text:span text:style-name="T5">all the data analysis scripts that you will make</text:span></text:p>
            </text:list-item>
          </text:list>
        </text:list-item>
        <text:list-item>
          <text:p text:style-name="P8">General procedure for gathering data</text:p>
          <text:list>
            <text:list-item>
              <text:p text:style-name="P8">turn on HV for TPC, turn on little power supplies for the USBPix and pixel chip</text:p>
            </text:list-item>
            <text:list-item>
              <text:p text:style-name="P9">run scan (via terminal)</text:p>
            </text:list-item>
          </text:list>
        </text:list-item>
      </text:list>
      <text:p text:style-name="P10"><text:tab/>Now you will have the data files in module_1 folder! You get a quick visual snapshot of the <text:tab/>scan by opening up the pdf file.</text:p>
      <text:list xml:id="list103401122379193" text:continue-numbering="true" text:style-name="L3">
        <text:list-item>
          <text:p text:style-name="P12">We turn the h5 data files into <text:span text:style-name="T6">Hits and EventsCR root files so that our homemade_scripts can read them and analyze them.</text:span></text:p>
        </text:list-item>
      </text:list>
      <text:list xml:id="list6759635745079494220" text:style-name="L4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0:21:13.302356447</meta:creation-date>
    <dc:date>2015-09-16T10:34:00.251071289</dc:date>
    <meta:editing-duration>PT10M39S</meta:editing-duration>
    <meta:editing-cycles>17</meta:editing-cycles>
    <meta:generator>LibreOffice/4.2.8.2$Linux_X86_64 LibreOffice_project/420$Build-2</meta:generator>
    <meta:document-statistic meta:table-count="0" meta:image-count="0" meta:object-count="0" meta:page-count="1" meta:paragraph-count="16" meta:word-count="179" meta:character-count="999" meta:non-whitespace-character-count="844"/>
  </office:meta>
</office:document-meta>
</file>